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9e12" officeooo:paragraph-rsid="001f9e12"/>
    </style:style>
    <style:style style:name="P2" style:family="paragraph" style:parent-style-name="Standard">
      <style:paragraph-properties fo:text-align="justify" style:justify-single-word="false"/>
      <style:text-properties officeooo:rsid="001f9e12" officeooo:paragraph-rsid="001f9e12"/>
    </style:style>
    <style:style style:name="P3" style:family="paragraph" style:parent-style-name="Text_20_body">
      <style:paragraph-properties fo:text-align="justify" style:justify-single-word="false"/>
      <style:text-properties officeooo:rsid="001f9e12" officeooo:paragraph-rsid="001f9e12"/>
    </style:style>
    <style:style style:name="T1" style:family="text">
      <style:text-properties officeooo:rsid="001f9e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GPD e seu Impacto</text:p>
      <text:p text:style-name="P1"/>
      <text:p text:style-name="P1"/>
      <text:p text:style-name="P3">A Lei Geral de Proteção de Dados (LGPD), Lei nº 13.709/2018, entrou em vigor no Brasil em setembro de 2020 e solidifica diretrizes sobre o tratamento, manuseio e gerenciamento de dados pessoais. Inspirada no Regulamento Geral sobre a Proteção de Dados (GDPR) da União Europeia, a LGPD visa proteger os direitos fundamentais de liberdade e privacidade, além de garantir a transparência no uso de dados pessoais, tanto em meios digitais quanto físicos.</text:p>
      <text:p text:style-name="Text_20_body">A LGPD aplica-se a qualquer operação de tratamento de dados realizada por pessoa física ou jurídica, de direito público ou privado, que tenha como objetivo a oferta de produtos ou serviços, ou ainda, o tratamento de dados de indivíduos localizados no Brasil, <text:span text:style-name="T1">como por exemplo para moldar um perfil de consumidor</text:span>. A lei define dados pessoais como qualquer informação relacionada a uma pessoa identificada ou identificável.</text:p>
      <text:p text:style-name="Text_20_body">Um dos principais aspectos da LGPD é a exigência de que as empresas obtenham consentimento explícito dos titulares antes de coletar e utilizar seus dados. Além disso, estabelece princípios como finalidade, adequação, necessidade, transparência, segurança e prevenção, os quais devem guiar o tratamento dos dados. <text:span text:style-name="T1">Mesmo que não os utilize, tendo-o em seu sistema já se enquadra na legislação.</text:span></text:p>
      <text:p text:style-name="Text_20_body">A lei também criou a Autoridade Nacional de Proteção de Dados (ANPD), responsável por fiscalizar o cumprimento da LGPD e aplicar sanções em caso de descumprimento, que podem variar desde advertências até multas de até 2% do faturamento da empresa, limitadas a R$ 50 milhões por infração. A LGPD tem impacto significativo nas operações das empresas, exigindo adequações nos processos internos e na governança de dados, visando à proteção e ao respeito aos direitos dos titulares de dados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1:57:43.051000000</meta:creation-date>
    <dc:date>2024-08-21T22:01:08.444000000</dc:date>
    <meta:editing-duration>PT3M25S</meta:editing-duration>
    <meta:editing-cycles>1</meta:editing-cycles>
    <meta:document-statistic meta:table-count="0" meta:image-count="0" meta:object-count="0" meta:page-count="1" meta:paragraph-count="5" meta:word-count="279" meta:character-count="1767" meta:non-whitespace-character-count="1493"/>
    <meta:generator>LibreOffice/24.2.5.2$Windows_X86_64 LibreOffice_project/bffef4ea93e59bebbeaf7f431bb02b1a39ee8a59</meta:generator>
  </office:meta>
</office:document-meta>
</file>